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70">
            <text:p>T-9370</text:p>
          </table:table-cell>
          <table:table-cell office:value-type="float" office:value="76.933">
            <text:p>76.933</text:p>
          </table:table-cell>
          <table:table-cell office:value-type="float" office:value="-20.05">
            <text:p>-20.05</text:p>
          </table:table-cell>
          <table:table-cell office:value-type="float" office:value="8480.0">
            <text:p>848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72">
            <text:p>T-9372</text:p>
          </table:table-cell>
          <table:table-cell office:value-type="float" office:value="76.85">
            <text:p>76.85</text:p>
          </table:table-cell>
          <table:table-cell office:value-type="float" office:value="-19.95">
            <text:p>-19.95</text:p>
          </table:table-cell>
          <table:table-cell office:value-type="float" office:value="8265.0">
            <text:p>8265.0</text:p>
          </table:table-cell>
          <table:table-cell office:value-type="float" office:value="95.0">
            <text:p>9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2">
            <text:p>T-9362</text:p>
          </table:table-cell>
          <table:table-cell office:value-type="float" office:value="76.917">
            <text:p>76.917</text:p>
          </table:table-cell>
          <table:table-cell office:value-type="float" office:value="-20.117">
            <text:p>-20.117</text:p>
          </table:table-cell>
          <table:table-cell office:value-type="float" office:value="5745.0">
            <text:p>5745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7000000000000002">
            <text:p>1.7000000000000002</text:p>
          </table:table-cell>
          <table:table-cell office:value-type="float" office:value="1.7000000000000002">
            <text:p>1.7000000000000002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9">
            <text:p>T-9369</text:p>
          </table:table-cell>
          <table:table-cell office:value-type="float" office:value="77.267">
            <text:p>77.267</text:p>
          </table:table-cell>
          <table:table-cell office:value-type="float" office:value="-19.467">
            <text:p>-19.467</text:p>
          </table:table-cell>
          <table:table-cell office:value-type="float" office:value="8305.0">
            <text:p>8305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71">
            <text:p>T-9371</text:p>
          </table:table-cell>
          <table:table-cell office:value-type="float" office:value="76.933">
            <text:p>76.933</text:p>
          </table:table-cell>
          <table:table-cell office:value-type="float" office:value="-20.05">
            <text:p>-20.05</text:p>
          </table:table-cell>
          <table:table-cell office:value-type="float" office:value="8040.0">
            <text:p>80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1">
            <text:p>T-9361</text:p>
          </table:table-cell>
          <table:table-cell office:value-type="float" office:value="76.917">
            <text:p>76.917</text:p>
          </table:table-cell>
          <table:table-cell office:value-type="float" office:value="-20.117">
            <text:p>-20.117</text:p>
          </table:table-cell>
          <table:table-cell office:value-type="float" office:value="8190.0">
            <text:p>819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Ua-123">
            <text:p>TUa-123</text:p>
          </table:table-cell>
          <table:table-cell office:value-type="float" office:value="76.933">
            <text:p>76.933</text:p>
          </table:table-cell>
          <table:table-cell office:value-type="float" office:value="-20.25">
            <text:p>-20.25</text:p>
          </table:table-cell>
          <table:table-cell office:value-type="float" office:value="8685.0">
            <text:p>8685.0</text:p>
          </table:table-cell>
          <table:table-cell office:value-type="float" office:value="95.0">
            <text:p>95.0</text:p>
          </table:table-cell>
          <table:table-cell office:value-type="string" office:value="Nuculana pernula">
            <text:p>Nuculana pernul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3">
            <text:p>T-9363</text:p>
          </table:table-cell>
          <table:table-cell office:value-type="float" office:value="76.9">
            <text:p>76.9</text:p>
          </table:table-cell>
          <table:table-cell office:value-type="float" office:value="-20.167">
            <text:p>-20.167</text:p>
          </table:table-cell>
          <table:table-cell office:value-type="float" office:value="6730.0">
            <text:p>673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4_1">
            <text:p>T-9364_1</text:p>
          </table:table-cell>
          <table:table-cell office:value-type="float" office:value="76.9">
            <text:p>76.9</text:p>
          </table:table-cell>
          <table:table-cell office:value-type="float" office:value="-20.167">
            <text:p>-20.167</text:p>
          </table:table-cell>
          <table:table-cell office:value-type="float" office:value="5820.0">
            <text:p>582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8">
            <text:p>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8">
            <text:p>T-9368</text:p>
          </table:table-cell>
          <table:table-cell office:value-type="float" office:value="77.267">
            <text:p>77.267</text:p>
          </table:table-cell>
          <table:table-cell office:value-type="float" office:value="-19.467">
            <text:p>-19.467</text:p>
          </table:table-cell>
          <table:table-cell office:value-type="float" office:value="7790.0">
            <text:p>779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Ua-2759">
            <text:p>Ua-2759</text:p>
          </table:table-cell>
          <table:table-cell office:value-type="float" office:value="76.9">
            <text:p>76.9</text:p>
          </table:table-cell>
          <table:table-cell office:value-type="float" office:value="-20.167">
            <text:p>-20.167</text:p>
          </table:table-cell>
          <table:table-cell office:value-type="float" office:value="7990.0">
            <text:p>799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Ua-124">
            <text:p>TUa-124</text:p>
          </table:table-cell>
          <table:table-cell office:value-type="float" office:value="76.933">
            <text:p>76.933</text:p>
          </table:table-cell>
          <table:table-cell office:value-type="float" office:value="-20.25">
            <text:p>-20.25</text:p>
          </table:table-cell>
          <table:table-cell office:value-type="float" office:value="9045.0">
            <text:p>9045.0</text:p>
          </table:table-cell>
          <table:table-cell office:value-type="float" office:value="90.0">
            <text:p>90.0</text:p>
          </table:table-cell>
          <table:table-cell office:value-type="string" office:value="Nuculana pernula">
            <text:p>Nuculana pernul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7">
            <text:p>T-9367</text:p>
          </table:table-cell>
          <table:table-cell office:value-type="float" office:value="77.85">
            <text:p>77.85</text:p>
          </table:table-cell>
          <table:table-cell office:value-type="float" office:value="-17.683">
            <text:p>-17.683</text:p>
          </table:table-cell>
          <table:table-cell office:value-type="float" office:value="7505.0">
            <text:p>7505.0</text:p>
          </table:table-cell>
          <table:table-cell office:value-type="float" office:value="40.0">
            <text:p>40.0</text:p>
          </table:table-cell>
          <table:table-cell office:value-type="string" office:value="Whale rib">
            <text:p>Whale rib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5">
            <text:p>19.5</text:p>
          </table:table-cell>
          <table:table-cell office:value-type="float" office:value="3.9000000000000004">
            <text:p>3.9000000000000004</text:p>
          </table:table-cell>
          <table:table-cell office:value-type="float" office:value="3.9000000000000004">
            <text:p>3.900000000000000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4_2">
            <text:p>T-9364_2</text:p>
          </table:table-cell>
          <table:table-cell office:value-type="float" office:value="77.833">
            <text:p>77.833</text:p>
          </table:table-cell>
          <table:table-cell office:value-type="float" office:value="-17.633">
            <text:p>-17.633</text:p>
          </table:table-cell>
          <table:table-cell office:value-type="float" office:value="9205.0">
            <text:p>9205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9.4">
            <text:p>9.4</text:p>
          </table:table-cell>
          <table:table-cell office:value-type="string" office:value="Landvik1994">
            <text:p>Landvik19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